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paragraph-rsid="0006a5da"/>
    </style:style>
    <style:style style:name="P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06a5da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od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ies ist nur ein test.</text:span></text:p>
      <text:p text:style-name="P2"><text:span text:style-name="T2"/></text:p>
      <text:p text:style-name="P2"><text:span text:style-name="T2">Code: </text:span><text:span text:style-name="T2"><draw:control text:anchor-type="as-char" draw:z-index="0" draw:style-name="gr1" draw:text-style-name="P3" svg:width="5.665cm" svg:height="1.308cm" draw:control="control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4-01-23T10:19:18</meta:creation-date>
    <dc:date>2014-01-23T10:20:48</dc:date>
    <dc:creator>Christoph Scheid</dc:creator>
    <meta:editing-duration>P0D</meta:editing-duration>
    <meta:editing-cycles>1</meta:editing-cycles>
    <meta:document-statistic meta:table-count="0" meta:image-count="0" meta:object-count="0" meta:page-count="1" meta:paragraph-count="2" meta:word-count="6" meta:character-count="28" meta:non-whitespace-character-count="23"/>
    <meta:generator>LibreOffice/4.0.2.2$Linux_X86_64 LibreOffice_project/400m0$Build-2</meta:generator>
  </office:meta>
</office:document-meta>
</file>